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093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4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3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3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3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3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5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3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3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6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7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8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7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8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7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8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7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8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7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8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7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8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7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8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7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8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7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8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7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8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7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8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7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8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7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8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7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8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7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8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7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8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7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8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7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8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7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9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9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9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9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9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9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9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9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9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9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9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9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9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9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9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9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9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9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7" draw:text-style-name="P6" draw:layer="layout" svg:width="23.083cm" svg:height="1.673cm" svg:x="1.656cm" svg:y="8.99cm">
          <draw:text-box>
            <text:p><text:span text:style-name="T7">Set the element of [7, 7] to the value -1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19:12:44.394488023</dc:date>
    <dc:creator>elucterio </dc:creator>
    <meta:editing-duration>PT2H4M55S</meta:editing-duration>
    <meta:editing-cycles>18</meta:editing-cycles>
    <meta:generator>LibreOffice/4.2.8.2$Linux_X86_64 LibreOffice_project/420m0$Build-2</meta:generator>
    <meta:document-statistic meta:object-count="97"/>
  </office:meta>
</office:document-meta>
</file>